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gradient" draw:fill-gradient-name="DegVertClair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gradient" draw:fill-gradient-name="DegBleu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8cm" svg:height="2.2cm" svg:x="8.1cm" svg:y="5.4cm">
          <text:p text:style-name="P1"><text:span text:style-name="T1">FlashCommand</text:span></text:p>
          <text:p text:style-name="P1"><text:span text:style-name="T2">Abstract type describing a</text:span><text:span text:style-name="T2"><text:line-break/></text:span><text:span text:style-name="T2">generic flash comman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2.3cm" svg:x="1cm" svg:y="9.5cm">
          <text:p text:style-name="P1"><text:span text:style-name="T1">LegacyCommand</text:span></text:p>
          <text:p text:style-name="P1"><text:span text:style-name="T2">Concrete type describing a</text:span><text:span text:style-name="T2"><text:line-break/></text:span><text:span text:style-name="T2">legacy R/W/E ope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cm" svg:height="2.4cm" svg:x="1cm" svg:y="6.7cm">
          <text:p text:style-name="P1"><text:span text:style-name="T1">CacheCommand</text:span></text:p>
          <text:p text:style-name="P1"><text:span text:style-name="T2">Concrete type describing a</text:span><text:span text:style-name="T2"><text:line-break/></text:span><text:span text:style-name="T2">cache R/W or multi plane </text:span><text:span text:style-name="T2"><text:line-break/></text:span><text:span text:style-name="T2">cache R/W ope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2.3cm" svg:x="7.9cm" svg:y="9.5cm">
          <text:p text:style-name="P1"><text:span text:style-name="T1">CopyBack</text:span></text:p>
          <text:p text:style-name="P1"><text:span text:style-name="T2">Concrete type describing</text:span><text:span text:style-name="T2"><text:line-break/></text:span><text:span text:style-name="T2"> a copy back or multi plane</text:span><text:span text:style-name="T2"><text:line-break/></text:span><text:span text:style-name="T2">copy back ope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2.3cm" svg:x="16.8cm" svg:y="4.1cm">
          <text:p text:style-name="P1"><text:span text:style-name="T1">MultiPlane</text:span></text:p>
          <text:p text:style-name="P1"><text:span text:style-name="T2">Concrete type describing a</text:span><text:span text:style-name="T2"><text:line-break/></text:span><text:span text:style-name="T2">multi plane R/W/E</text:span><text:span text:style-name="T2"><text:line-break/></text:span><text:span text:style-name="T2">op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8cm" svg:height="2.3cm" svg:x="14.5cm" svg:y="9.5cm">
          <text:p text:style-name="P1"><text:span text:style-name="T1">DieInterleavedCommand</text:span></text:p>
          <text:p text:style-name="P1"><text:span text:style-name="T2">Concrete type describing a die </text:span><text:span text:style-name="T2"><text:line-break/></text:span><text:span text:style-name="T2">interleaved R/W/E or die interleaved </text:span><text:span text:style-name="T2"><text:line-break/></text:span><text:span text:style-name="T2">multi plane R/W/E ope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6cm" svg:height="2.3cm" svg:x="1cm" svg:y="1.4cm">
          <text:p text:style-name="P1"><text:span text:style-name="T1">DieInterleavedCacheCommand</text:span></text:p>
          <text:p text:style-name="P1"><text:span text:style-name="T2">Concrete type describing a die </text:span><text:span text:style-name="T2"><text:line-break/></text:span><text:span text:style-name="T2">interleaved cache R/W/E or die interleaved </text:span><text:span text:style-name="T2"><text:line-break/></text:span><text:span text:style-name="T2">multi plane cache R/W/E ope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2.3cm" svg:x="14.5cm" svg:y="1.4cm">
          <text:p text:style-name="P1"><text:span text:style-name="T1">DieInterleavedCopyBack</text:span></text:p>
          <text:p text:style-name="P1"><text:span text:style-name="T2">Concrete type describing a die </text:span><text:span text:style-name="T2"><text:line-break/></text:span><text:span text:style-name="T2">interleaved copy back or die interleaved</text:span><text:span text:style-name="T2"><text:line-break/></text:span><text:span text:style-name="T2">multi plane copy back comman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2.3cm" svg:x="1cm" svg:y="4cm">
          <text:p text:style-name="P1"><text:span text:style-name="T1">MultiChipCommand</text:span></text:p>
          <text:p text:style-name="P1"><text:span text:style-name="T2">Concrete type describing a </text:span></text:p>
          <text:p text:style-name="P1"><text:span text:style-name="T2">multi chips comman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2.3cm" svg:x="14.5cm" svg:y="6.8cm">
          <text:p text:style-name="P1"><text:span text:style-name="T1">MultiChannelCommand</text:span></text:p>
          <text:p text:style-name="P1"><text:span text:style-name="T2">Concrete type describing a multi </text:span><text:span text:style-name="T2"><text:line-break/></text:span><text:span text:style-name="T2">channels comman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egBleu" draw:style="linear" draw:start-color="#83caff" draw:end-color="#ffffff" draw:start-intensity="100%" draw:end-intensity="100%" draw:angle="0" draw:border="0%"/>
    <draw:gradient draw:name="DegVertClair" draw:style="linear" draw:start-color="#aecf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Olivier</meta:initial-creator>
    <meta:creation-date>2013-06-28T11:33:28</meta:creation-date>
    <dc:date>2013-06-28T11:50:23</dc:date>
    <dc:creator>Pierre Olivier</dc:creator>
    <meta:editing-duration>PT5M10S</meta:editing-duration>
    <meta:editing-cycles>2</meta:editing-cycles>
    <meta:generator>LibreOffice/3.5$Linux_X86_64 LibreOffice_project/350m1$Build-2</meta:generator>
    <meta:document-statistic meta:object-count="10"/>
  </office:meta>
</office:document-meta>
</file>